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0f57f" officeooo:paragraph-rsid="0000f57f"/>
    </style:style>
    <style:style style:name="P2" style:family="paragraph" style:parent-style-name="Text_20_body">
      <style:text-properties officeooo:rsid="0003da67" officeooo:paragraph-rsid="0003da67"/>
    </style:style>
    <style:style style:name="P3" style:family="paragraph" style:parent-style-name="Text_20_body">
      <style:text-properties officeooo:paragraph-rsid="0005147c"/>
    </style:style>
    <style:style style:name="P4" style:family="paragraph" style:parent-style-name="Text_20_body">
      <style:text-properties officeooo:rsid="0005147c" officeooo:paragraph-rsid="0005147c"/>
    </style:style>
    <style:style style:name="P5" style:family="paragraph" style:parent-style-name="Text_20_body">
      <style:text-properties officeooo:rsid="00052ea6" officeooo:paragraph-rsid="00052ea6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officeooo:rsid="0000f57f"/>
    </style:style>
    <style:style style:name="T2" style:family="text">
      <style:text-properties officeooo:rsid="00035aab"/>
    </style:style>
    <style:style style:name="T3" style:family="text">
      <style:text-properties officeooo:rsid="0003da6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3da67" style:font-style-asian="italic" style:font-style-complex="italic"/>
    </style:style>
    <style:style style:name="T6" style:family="text">
      <style:text-properties fo:font-style="italic" officeooo:rsid="0005147c" style:font-style-asian="italic" style:font-style-complex="italic"/>
    </style:style>
    <style:style style:name="T7" style:family="text">
      <style:text-properties fo:font-style="italic" officeooo:rsid="00052ea6" style:font-style-asian="italic" style:font-style-complex="italic"/>
    </style:style>
    <style:style style:name="T8" style:family="text">
      <style:text-properties fo:font-style="italic" officeooo:rsid="00068b00" style:font-style-asian="italic" style:font-style-complex="italic"/>
    </style:style>
    <style:style style:name="T9" style:family="text">
      <style:text-properties fo:font-style="italic" officeooo:rsid="00092973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3da67" style:font-style-asian="normal" style:font-style-complex="normal"/>
    </style:style>
    <style:style style:name="T12" style:family="text">
      <style:text-properties fo:font-style="normal" officeooo:rsid="0005147c" style:font-style-asian="normal" style:font-style-complex="normal"/>
    </style:style>
    <style:style style:name="T13" style:family="text">
      <style:text-properties fo:font-style="normal" officeooo:rsid="00052ea6" style:font-style-asian="normal" style:font-style-complex="normal"/>
    </style:style>
    <style:style style:name="T14" style:family="text">
      <style:text-properties fo:font-style="normal" officeooo:rsid="00068b00" style:font-style-asian="normal" style:font-style-complex="normal"/>
    </style:style>
    <style:style style:name="T15" style:family="text">
      <style:text-properties fo:font-style="normal" officeooo:rsid="000796ad" style:font-style-asian="normal" style:font-style-complex="normal"/>
    </style:style>
    <style:style style:name="T16" style:family="text">
      <style:text-properties officeooo:rsid="000514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olar UI</text:p>
      <text:p text:style-name="Subtitle">v<text:span text:style-name="T2">2</text:span>.<text:span text:style-name="T2">0</text:span></text:p>
      <text:p text:style-name="P1"/>
      <text:h text:style-name="Heading_20_1" text:outline-level="1">Resumo</text:h>
      <text:p text:style-name="Text_20_body"/>
      <text:p text:style-name="Text_20_body"><text:span text:style-name="T1">O Polar UI é a interface de usuário para a exibição e organização de componentes com foco em trazer a melhor experiência possível em um ambiente de trabalho passivo e perpétuo.</text:span></text:p>
      <text:h text:style-name="Heading_20_1" text:outline-level="1">Nova versão</text:h>
      <text:p text:style-name="Text_20_body"/>
      <text:p text:style-name="P2">A nova versão do Polar UI recebe atualizações na estrutura, na configuração e estilo e por fim também recebe um novo padrão de estilo.</text:p>
      <text:h text:style-name="Heading_20_1" text:outline-level="1">Estrutura</text:h>
      <text:p text:style-name="Text_20_body"/>
      <text:p text:style-name="P3"><text:span text:style-name="T3">A estrutura que compõe o Polar UI é baseada em um </text:span><text:span text:style-name="T5">container</text:span><text:span text:style-name="T11"> responsivo com tamanho máximo</text:span><text:span text:style-name="T3"> que é estruturado por três camadas: </text:span><text:span text:style-name="T5">workspace</text:span><text:span text:style-name="T11">, </text:span><text:span text:style-name="T6">environment</text:span><text:span text:style-name="T11"> e </text:span><text:span text:style-name="T5">overlay</text:span><text:span text:style-name="T11">.</text:span></text:p>
      <text:h text:style-name="Heading_20_2" text:outline-level="2"><text:span text:style-name="T11">W</text:span><text:span text:style-name="T10">orkspace</text:span></text:h>
      <text:p text:style-name="Text_20_body"/>
      <text:p text:style-name="Text_20_body"><text:span text:style-name="T11">A </text:span><text:span text:style-name="T5">workspace</text:span><text:span text:style-name="T11"> ou espaço de trabalho, é a camada da interface responsável por acondicionar </text:span><text:span text:style-name="T12">janelas de aplicações.</text:span></text:p>
      <text:h text:style-name="Heading_20_2" text:outline-level="2"><text:span text:style-name="T16">E</text:span>nvironment</text:h>
      <text:p text:style-name="Text_20_body"/>
      <text:p text:style-name="P4">O <text:span text:style-name="T4">environment</text:span> ou ambiente acondiciona toda a interface de usuário para controlar o próprio ambiente, esta camada apresenta <text:span text:style-name="T10">componentes</text:span> críticos do sistema, são eles: <text:span text:style-name="T4">maia</text:span><text:span text:style-name="T10">, </text:span><text:span text:style-name="T4">launcher</text:span><text:span text:style-name="T10"> e </text:span><text:span text:style-name="T4">notifications</text:span><text:span text:style-name="T10">.</text:span></text:p>
      <text:h text:style-name="Heading_20_3" text:outline-level="3"><text:soft-page-break/><text:span text:style-name="T10">Maia</text:span></text:h>
      <text:p text:style-name="P6"/>
      <text:p text:style-name="P4"><text:span text:style-name="T10">É o componente responsável por apresentar informações </text:span><text:span text:style-name="T13">e controles </text:span><text:span text:style-name="T10">do sistema para o usuário </text:span><text:span text:style-name="T13">(informações de sessão, notificações, horário do sistema e aplicações de contexto para aplicações especificas - </text:span><text:span text:style-name="T7">gadgets</text:span><text:span text:style-name="T13">)</text:span><text:span text:style-name="T10">. O </text:span><text:span text:style-name="T4">maia</text:span><text:span text:style-name="T10"> é apresentado no topo do </text:span><text:span text:style-name="T4">container</text:span><text:span text:style-name="T10"> da interface e também ocupa todo o espaço horizontal, </text:span><text:span text:style-name="T13">porém ocupa um espaço vertical bastante reduzido (no má</text:span><text:span text:style-name="T15">x</text:span><text:span text:style-name="T13">imo 36 </text:span><text:span text:style-name="T7">pixels</text:span><text:span text:style-name="T13">)</text:span><text:span text:style-name="T10">. </text:span><text:span text:style-name="T13">Este componente não pode ser oculto e sempre deve estar ativo para o usuário. É no </text:span><text:span text:style-name="T7">maia</text:span><text:span text:style-name="T13"> que se concentra a principal unidade da interface, o componente </text:span><text:span text:style-name="T7">start</text:span><text:span text:style-name="T13"> que exibe o logo do sistema.</text:span></text:p>
      <text:p text:style-name="P4"><text:span text:style-name="T13"/></text:p>
      <text:h text:style-name="Heading_20_3" text:outline-level="3">Launcher</text:h>
      <text:p text:style-name="Text_20_body"/>
      <text:p text:style-name="P5">O <text:span text:style-name="T4">lau</text:span><text:span text:style-name="T9">n</text:span><text:span text:style-name="T4">cher</text:span><text:span text:style-name="T10"> é o componente responsável por iniciar aplicações do usuário. O componente ocupa todo o espaço </text:span><text:span text:style-name="T14">vertical não ocupado pelo componente </text:span><text:span text:style-name="T8">start</text:span><text:span text:style-name="T14"> e ocupa um espaço reduzido no espaço horizontal (no máximo 48 </text:span><text:span text:style-name="T8">pixels</text:span><text:span text:style-name="T14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cm" style:auto-text-indent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12:55:39.460200842</meta:creation-date>
    <dc:date>2015-04-30T18:59:02.165736120</dc:date>
    <meta:editing-duration>P1DT5H55M38S</meta:editing-duration>
    <meta:editing-cycles>10</meta:editing-cycles>
    <meta:generator>LibreOffice/4.2.7.2$Linux_X86_64 LibreOffice_project/420m0$Build-2</meta:generator>
    <meta:document-statistic meta:table-count="0" meta:image-count="0" meta:object-count="0" meta:page-count="2" meta:paragraph-count="16" meta:word-count="268" meta:character-count="1641" meta:non-whitespace-character-count="1393"/>
  </office:meta>
</office:document-meta>
</file>